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line-height="150%"/>
      <style:text-properties style:font-name="Arial" fo:font-size="11pt" style:font-size-asian="11pt" style:font-size-complex="11pt"/>
    </style:style>
    <style:style style:name="P2" style:family="paragraph" style:parent-style-name="Text_20_body" style:list-style-name="L3">
      <style:paragraph-properties fo:margin-top="0cm" fo:margin-bottom="0cm" fo:line-height="150%"/>
      <style:text-properties style:font-name="Arial" fo:font-size="11pt" style:font-size-asian="11pt" style:font-size-complex="11pt"/>
    </style:style>
    <style:style style:name="P3" style:family="paragraph" style:parent-style-name="Text_20_body">
      <style:paragraph-properties fo:margin-top="0cm" fo:margin-bottom="0cm" fo:line-height="150%"/>
      <style:text-properties style:font-name="Arial" fo:font-size="11pt" style:text-underline-style="solid" style:text-underline-width="auto" style:text-underline-color="font-color" style:font-size-asian="11pt" style:font-size-complex="11pt"/>
    </style:style>
    <style:style style:name="P4" style:family="paragraph" style:parent-style-name="Text_20_body" style:list-style-name="L1">
      <style:paragraph-properties fo:margin-top="0cm" fo:margin-bottom="0cm" fo:line-height="150%"/>
      <style:text-properties style:font-name="Arial" fo:font-size="11pt" style:text-underline-style="solid" style:text-underline-width="auto" style:text-underline-color="font-color" style:font-size-asian="11pt" style:font-size-complex="11pt"/>
    </style:style>
    <style:style style:name="P5" style:family="paragraph" style:parent-style-name="Text_20_body">
      <style:paragraph-properties fo:margin-top="0cm" fo:margin-bottom="0cm" fo:line-height="150%" fo:text-align="center" style:justify-single-word="false"/>
      <style:text-properties style:font-name="Arial" fo:font-size="11pt" style:text-underline-style="solid" style:text-underline-width="auto" style:text-underline-color="font-color" style:font-size-asian="11pt" style:font-size-complex="11pt"/>
    </style:style>
    <style:style style:name="P6" style:family="paragraph" style:parent-style-name="Text_20_body">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Text_20_body" style:list-style-name="L1">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Text_20_body">
      <style:paragraph-properties fo:margin-top="0cm" fo:margin-bottom="0cm" fo:line-height="150%"/>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 style:family="paragraph" style:parent-style-name="Text_20_body" style:list-style-name="L1">
      <style:paragraph-properties fo:margin-top="0cm" fo:margin-bottom="0cm" fo:line-height="150%"/>
      <style:text-properties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margin-top="0cm" fo:margin-bottom="0cm" fo:line-height="150%"/>
    </style:style>
    <style:style style:name="P11" style:family="paragraph" style:parent-style-name="Text_20_body" style:list-style-name="L1">
      <style:paragraph-properties fo:margin-top="0cm" fo:margin-bottom="0cm" fo:line-height="150%"/>
    </style:style>
    <style:style style:name="P12" style:family="paragraph" style:parent-style-name="Text_20_body" style:list-style-name="L2">
      <style:paragraph-properties fo:margin-top="0cm" fo:margin-bottom="0cm" fo:line-height="150%"/>
    </style:style>
    <style:style style:name="P13" style:family="paragraph" style:parent-style-name="Text_20_body" style:list-style-name="L3">
      <style:paragraph-properties fo:margin-top="0cm" fo:margin-bottom="0cm" fo:line-height="150%"/>
    </style:style>
    <style:style style:name="P14" style:family="paragraph" style:parent-style-name="Text_20_body" style:list-style-name="L4">
      <style:paragraph-properties fo:margin-top="0cm" fo:margin-bottom="0cm" fo:line-height="150%"/>
    </style:style>
    <style:style style:name="P15" style:family="paragraph" style:parent-style-name="Text_20_body" style:list-style-name="L5">
      <style:paragraph-properties fo:margin-top="0cm" fo:margin-bottom="0cm" fo:line-height="150%"/>
    </style:style>
    <style:style style:name="P16" style:family="paragraph" style:parent-style-name="Text_20_body">
      <style:paragraph-properties fo:margin-top="0cm" fo:margin-bottom="0cm" fo:line-height="150%"/>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margin-top="0cm" fo:margin-bottom="0cm" fo:line-height="150%"/>
      <style:text-properties fo:font-variant="normal" fo:text-transform="none" fo:color="#000000" style:font-name="Arial" fo:font-size="11pt" fo:letter-spacing="normal" fo:font-style="normal" fo:font-weight="normal" style:font-size-asian="11pt" style:font-size-complex="11pt"/>
    </style:style>
    <style:style style:name="P18" style:family="paragraph" style:parent-style-name="Text_20_body">
      <style:paragraph-properties fo:margin-top="0cm" fo:margin-bottom="0cm" fo:line-height="150%"/>
      <style:text-properties fo:font-weight="bold" style:font-weight-asian="bold" style:font-weight-complex="bold"/>
    </style:style>
    <style:style style:name="P19" style:family="paragraph" style:parent-style-name="Text_20_body" style:list-style-name="L1">
      <style:paragraph-properties fo:margin-top="0cm" fo:margin-bottom="0cm" fo:line-height="150%"/>
      <style:text-properties fo:font-weight="bold" style:font-weight-asian="bold" style:font-weight-complex="bold"/>
    </style:style>
    <style:style style:name="P20" style:family="paragraph" style:parent-style-name="Standard">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list-style-name="L1">
      <style:paragraph-properties fo:margin-top="0cm" fo:margin-bottom="0cm" fo:line-height="15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2" style:family="paragraph" style:parent-style-name="Standard">
      <style:paragraph-properties fo:margin-top="0cm" fo:margin-bottom="0cm" fo:line-height="150%"/>
      <style:text-properties style:font-name="Arial" fo:font-size="11pt" style:font-size-asian="11pt" style:font-size-complex="11pt"/>
    </style:style>
    <style:style style:name="T1" style:family="text">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T2" style:family="text">
      <style:text-properties style:font-name="Arial" fo:font-size="11pt" style:text-underline-style="solid" style:text-underline-width="auto" style:text-underline-color="font-color" style:font-size-asian="11pt" style:font-size-complex="11pt"/>
    </style:style>
    <style:style style:name="T3" style:family="text">
      <style:text-properties style:text-underline-style="none"/>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Arial" fo:font-size="11pt" fo:letter-spacing="normal" fo:font-style="normal" fo:font-weight="normal" style:font-size-asian="11pt" style:font-size-complex="11pt"/>
    </style:style>
    <style:style style:name="T7" style:family="text">
      <style:text-properties fo:font-variant="normal" fo:text-transform="none" fo:color="#000000" style:font-name="Arial" fo:font-size="11pt" fo:letter-spacing="normal" fo:font-style="normal" style:font-size-asian="11pt" style:font-size-complex="11pt"/>
    </style:style>
    <style:style style:name="T8" style:family="text">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weight-asian="bold" style:font-size-complex="11pt" style:font-weight-complex="bold"/>
    </style:style>
    <style:style style:name="T9" style:family="text">
      <style:text-properties fo:font-weight="bold" style:font-weight-asian="bold"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3436032003960088" text:style-name="L1">
        <text:list-header>
          <text:p text:style-name="P21">Contexte d'entreprise</text:p>
        </text:list-header>
      </text:list>
      <text:p text:style-name="P20"/>
      <text:list xml:id="list167240813" text:continue-numbering="true" text:style-name="L1">
        <text:list-item>
          <text:list>
            <text:list-header>
              <text:p text:style-name="P21">Présentation de l'entreprise et du service</text:p>
            </text:list-header>
          </text:list>
        </text:list-item>
      </text:list>
      <text:p text:style-name="P22"/>
      <text:p text:style-name="P1">Fondée en 2000 sous le nom 1000mercis, l’entreprise aujourd’hui connue sous le nom de Numberly est une pionnière dans le domaine du data marketing. Dès sa création, l’objectif de Numberly a été clair : transformer les investissements marketing digital en investissements rentables, grâce à une approche technologique et stratégique de la donnée.</text:p>
      <text:p text:style-name="P1"/>
      <text:p text:style-name="P1">Les fondateurs Yseulys Costes et Thibault Munier ont su porter une vision singulière, combinant la rigueur technologique à un engagement éthique, dans un monde numérique en constante évolution. L’entreprise est aujourd’hui reconnue comme maison de marketing technologist, positionnée à l’intersection du CRM, de la publicité digitale, de la stratégie, et des technologies marketing (MarTech).</text:p>
      <text:p text:style-name="P1"/>
      <text:p text:style-name="P1">Parmi les étapes marquantes :</text:p>
      <text:p text:style-name="P1"/>
      <text:p text:style-name="P1">2000 : création de l’entreprise sous le nom 1000mercis ;</text:p>
      <text:p text:style-name="P1">2006 : introduction en Bourse sur Euronext Growth Paris ;</text:p>
      <text:p text:style-name="P1">2020 : changement de nom en Numberly, afin de renforcer son positionnement international ;</text:p>
      <text:p text:style-name="P1"/>
      <text:p text:style-name="P1">Aujourd’hui, Numberly rassemble environ 500 collaborateurs dans le monde. L’entreprise revendique une gouvernance à la fois structurée et collaborative, portée par une direction bicéphale (Yseulys Costes – CEO, et Thibault Munier – Directeur Général) et un comité exécutif transversal.</text:p>
      <text:p text:style-name="P1"/>
      <text:p text:style-name="P1">Cette gouvernance est guidée par une approche “think and do” : il ne s’agit pas seulement de conseiller les clients sur leurs stratégies digitales, mais aussi de concevoir et développer les plateformes technologiques utilisées, en interne. Cela garantit une maîtrise totale de la chaîne de valeur, de la collecte des données (via DMP/CDP ou CRM), à leur activation omnicanale (email, SMS, réseaux sociaux ), jusqu’à leur mesure.</text:p>
      <text:p text:style-name="P1"/>
      <text:p text:style-name="P1">Numberly revendique également un engagement fort pour un internet libre et ouvert, œuvrant pour la souveraineté digitale de ses clients, tout en se positionnant comme un acteur équitable et éthique dans l’innovation technologique.</text:p>
      <text:p text:style-name="P1"/>
      <text:p text:style-name="P1"/>
      <text:p text:style-name="P1"><text:soft-page-break/></text:p>
      <text:list xml:id="list1342215479" text:continue-numbering="true" text:style-name="L1">
        <text:list-item>
          <text:list>
            <text:list-item>
              <text:list>
                <text:list-header>
                  <text:p text:style-name="P11"><text:span text:style-name="T8"/></text:p>
                  <text:p text:style-name="P11"><text:span text:style-name="T1">Domaines d’activités et chiffres clés : résultats financiers, chiffre d’affaires,…</text:span></text:p>
                </text:list-header>
              </text:list>
            </text:list-item>
          </text:list>
        </text:list-item>
      </text:list>
      <text:p text:style-name="P1"><text:span text:style-name="T5">Numberly est une entreprise spécialisée dans le marketing digital orienté data. Elle intervient à toutes les étapes de la chaîne de valeur, de la </text:span><text:span text:style-name="Strong_20_Emphasis"><text:span text:style-name="T5">collecte des données</text:span></text:span><text:span text:style-name="T5"> à leur </text:span><text:span text:style-name="Strong_20_Emphasis"><text:span text:style-name="T5">activation</text:span></text:span><text:span text:style-name="T5">, en passant par l’analyse, la segmentation et la mesure de performance. L’objectif est clair : aider les marques à mieux comprendre leurs clients et à optimiser leurs actions marketing, tout en assurant un retour sur investissement concret.</text:span></text:p>
      <text:p text:style-name="P1"><text:span text:style-name="T5"/></text:p>
      <text:p text:style-name="P1">L’activité de Numberly s’articule autour de quatre grands pôles :</text:p>
      <text:list xml:id="list5235560022933527683" text:style-name="L2">
        <text:list-item>
          <text:p text:style-name="P12"><text:span text:style-name="Strong_20_Emphasis"><text:span text:style-name="T6">CRM et gestion des données</text:span></text:span><text:span text:style-name="T6"> : accompagnement des entreprises dans la structuration et la valorisation de leurs bases de données (CRM, CDP, DMP).</text:span></text:p>
        </text:list-item>
        <text:list-item>
          <text:p text:style-name="P12"><text:span text:style-name="Strong_20_Emphasis"><text:span text:style-name="T6">Développement de plateformes MarTech</text:span></text:span><text:span text:style-name="T6"> : les solutions proposées sont conçues et développées en interne, permettant une maîtrise complète des technologies utilisées.</text:span></text:p>
        </text:list-item>
        <text:list-item>
          <text:p text:style-name="P12"><text:span text:style-name="Strong_20_Emphasis"><text:span text:style-name="T6">Publicité digitale</text:span></text:span><text:span text:style-name="T6"> : stratégie d’acquisition et de fidélisation via des canaux variés (email, SMS, social media, programmatique…).</text:span></text:p>
        </text:list-item>
        <text:list-item>
          <text:p text:style-name="P12"><text:span text:style-name="Strong_20_Emphasis"><text:span text:style-name="T6">Conseil et insights</text:span></text:span><text:span text:style-name="T6"> : accompagnement stratégique basé sur la data pour aider les clients à prendre des décisions éclairées.</text:span></text:p>
        </text:list-item>
      </text:list>
      <text:p text:style-name="P10"><text:span text:style-name="T6"/></text:p>
      <text:p text:style-name="P10"><text:span text:style-name="T6">L’entreprise défend une vision responsable et souveraine de la technologie : elle milite pour un </text:span><text:span text:style-name="Strong_20_Emphasis"><text:span text:style-name="T6">internet ouvert</text:span></text:span><text:span text:style-name="T6">, une </text:span><text:span text:style-name="Strong_20_Emphasis"><text:span text:style-name="T6">innovation éthique</text:span></text:span><text:span text:style-name="T6">, et met tout en œuvre pour que ses clients restent maîtres de leurs données.</text:span></text:p>
      <text:p text:style-name="P10"><text:span text:style-name="Strong_20_Emphasis"><text:span text:style-name="T7"><text:tab/></text:span></text:span></text:p>
      <text:p text:style-name="P10"><text:span text:style-name="Strong_20_Emphasis"><text:span text:style-name="T7"><text:tab/>Chiffres clés (2023)</text:span></text:span><text:span text:style-name="T7"> :</text:span></text:p>
      <text:list xml:id="list249189353303672606" text:style-name="L3">
        <text:list-item>
          <text:p text:style-name="P13"><text:span text:style-name="Strong_20_Emphasis"><text:span text:style-name="T6">Chiffre d’affaires</text:span></text:span><text:span text:style-name="T6"> : 72,8 millions d’euros</text:span></text:p>
        </text:list-item>
        <text:list-item>
          <text:p text:style-name="P13"><text:span text:style-name="Strong_20_Emphasis"><text:span text:style-name="T6">Répartition par activité</text:span></text:span><text:span text:style-name="T6"> :</text:span></text:p>
          <text:list>
            <text:list-item>
              <text:p text:style-name="P2">45 % : marketing interactif (en croissance)</text:p>
            </text:list-item>
            <text:list-item>
              <text:p text:style-name="P2">35 % : publicité interactive (en recul)</text:p>
            </text:list-item>
            <text:list-item>
              <text:p text:style-name="P2">20 % : marketing mobile</text:p>
            </text:list-item>
          </text:list>
        </text:list-item>
        <text:list-item>
          <text:p text:style-name="P13"><text:span text:style-name="Strong_20_Emphasis"><text:span text:style-name="T6">25 %</text:span></text:span><text:span text:style-name="T6"> du chiffre d’affaires est réalisé à l’international</text:span></text:p>
        </text:list-item>
        <text:list-item>
          <text:p text:style-name="P13"><text:span text:style-name="Strong_20_Emphasis"><text:span text:style-name="T6">500 collaborateurs</text:span></text:span><text:span text:style-name="T6"> répartis dans plus de 50 pays</text:span></text:p>
        </text:list-item>
        <text:list-item>
          <text:p text:style-name="P13"><text:span text:style-name="Strong_20_Emphasis"><text:span text:style-name="T6">Index égalité professionnelle</text:span></text:span><text:span text:style-name="T6"> : 97/100</text:span></text:p>
        </text:list-item>
        <text:list-item>
          <text:p text:style-name="P13"><text:span text:style-name="Strong_20_Emphasis"><text:span text:style-name="T6">Résultat net</text:span></text:span><text:span text:style-name="T6"> : 3,3 millions d’euros</text:span></text:p>
        </text:list-item>
      </text:list>
      <text:p text:style-name="P1"/>
      <text:p text:style-name="P1"/>
      <text:p text:style-name="P1"><text:soft-page-break/>Malgré un contexte économique incertain, notamment avec une baisse des investissements publicitaires dans certains secteurs comme la banque, Numberly a su rester solide financièrement et poursuivre sa croissance à l’international.</text:p>
      <text:p text:style-name="P1"/>
      <text:list xml:id="list881809129" text:continue-list="list1342215479" text:style-name="L1">
        <text:list-item>
          <text:list>
            <text:list-item>
              <text:list>
                <text:list-header>
                  <text:p text:style-name="P7">Position sur ses marchés : stratégie, produits, partenaires, concurrents, forces et faiblesses,…</text:p>
                </text:list-header>
              </text:list>
            </text:list-item>
          </text:list>
        </text:list-item>
      </text:list>
      <text:p text:style-name="P6"/>
      <text:p text:style-name="P1">Numberly occupe une place reconnue dans le paysage du marketing digital orienté data. L’entreprise s’adresse à des annonceurs issus de secteurs variés comme la grande distribution, les télécommunications, la banque, l’assurance ou encore le luxe. Sa proposition repose sur une combinaison équilibrée entre expertise technologique, capacité d’analyse et conseil stratégique.</text:p>
      <text:p text:style-name="P1"/>
      <text:p text:style-name="P1">Le cœur de son positionnement s’articule autour de quatres piliers :</text:p>
      <text:p text:style-name="P1"/>
      <text:p text:style-name="P1">Le développement de ses propres plateformes technologiques, qui lui permet de proposer des solutions sur mesure, adaptées aux besoins spécifiques de chaque client, tout en garantissant indépendance et réactivité. </text:p>
      <text:p text:style-name="P1"/>
      <text:p text:style-name="P1">La mise en place de campagne de récolte de données, basée sur des mécaniques prédéfinies pour augmenter, segmentariser ou activer des séquences d'utilisateurs</text:p>
      <text:p text:style-name="P1"/>
      <text:p text:style-name="P1">Une offre intégrée, qui associe outils technologiques, accompagnement opérationnel et conseil. Cette complémentarité séduit les marques en quête d’un partenaire capable de gérer l’ensemble de leurs enjeux marketing.</text:p>
      <text:p text:style-name="P1"/>
      <text:p text:style-name="P1">Une éthique forte dans l’usage des données : Numberly revendique un marketing respectueux des utilisateurs, conforme aux réglementations, et attentif aux attentes croissantes en matière de confidentialité. Dans un marché très concurrentiel, dominé notamment par les grandes plateformes américaines et certains acteurs spécialisés, Numberly tire son épingle du jeu grâce à une approche à la fois rigoureuse, humaine et concrète. Elle se distingue par sa capacité à allier excellence technique, proximité avec ses clients et exigence de résultats.</text:p>
      <text:p text:style-name="P1"/>
      <text:p text:style-name="P1">En somme, Numberly s’impose comme un acteur hybride, à la croisée des chemins entre éditeur de solutions, cabinet de conseil et partenaire stratégique, avec une forte implantation en France et une présence active à l’international.</text:p>
      <text:p text:style-name="P1"/>
      <text:p text:style-name="P6"/>
      <text:p text:style-name="P6"><text:soft-page-break/></text:p>
      <text:p text:style-name="P6"/>
      <text:p text:style-name="P6"/>
      <text:list xml:id="list215864820" text:continue-numbering="true" text:style-name="L1">
        <text:list-item>
          <text:list>
            <text:list-item>
              <text:list>
                <text:list-header>
                  <text:p text:style-name="P7">Organisation humaine : structure organisationnelle, mode managérial, effectifs…</text:p>
                </text:list-header>
              </text:list>
            </text:list-item>
          </text:list>
        </text:list-item>
      </text:list>
      <text:p text:style-name="P1"/>
      <text:p text:style-name="P1">L’organisation interne de Numberly constitue l’un de ses principaux atouts. Avec environ 500 collaborateurs, l’entreprise a structuré ses équipes de manière claire et cohérente, en veillant à favoriser à la fois l’efficacité et la collaboration. Cette organisation rend les échanges fluides entre les pôles tout en maintenant une bonne répartition des rôles et responsabilités.</text:p>
      <text:p text:style-name="P1">La première segmentation s’effectue en fonction des produits ou plateformes développés. On retrouve ainsi plusieurs grands ensembles : les équipes en charge de la User Engagement Platform, les équipes CRM, les équipes MarTech, les équipes Media, ainsi que des fonctions transverses telles que les ressources humaines, la gestion des locaux, ou encore la production audiovisuelle.</text:p>
      <text:p text:style-name="P1">Chaque pôle reproduit une structure tripartite composée d’un volet technique, d’un volet marketing et d’un volet gestion de projet. Des équipes spécifiques sont attachées en fonction des besoins produits ( UX, design, légal ). Cette configuration permet d’assurer une cohérence dans le pilotage tout en maintenant une bonne spécialisation des compétences. Certaines équipes, notamment les équipes techniques, peuvent être amenées à intervenir ponctuellement sur d’autres produits en fonction des besoins du moment, ce qui renforce la polyvalence tout en gardant une logique de coordination.</text:p>
      <text:p text:style-name="P1">La plupart des équipes disposent d’un ou une lead attitré(e), chargé(e) de répartir les missions et de veiller à l’équilibre de la charge de travail. Ces leads collaborent étroitement entre eux pour améliorer les processus internes, fluidifier les interactions et anticiper les défis à venir. L’ensemble de ces pôles est ensuite supervisé par un ou une lead général(e), garant(e) de la cohérence globale et du bon fonctionnement des équipes associées à un produit.</text:p>
      <text:p text:style-name="P1">Ce fonctionnement, à la fois structuré et souple, permet à Numberly de conjuguer rigueur opérationnelle et esprit collaboratif, dans un environnement de travail clair, stimulant et évolutif.</text:p>
      <text:p text:style-name="P1"/>
      <text:list xml:id="list374631621" text:continue-numbering="true" text:style-name="L1">
        <text:list-item>
          <text:list>
            <text:list-item>
              <text:list>
                <text:list-header>
                  <text:p text:style-name="P7">Organisation du système d’information et des activités informatiques : principaux services et applications, moyens, métiers, organisation…</text:p>
                </text:list-header>
              </text:list>
            </text:list-item>
          </text:list>
        </text:list-item>
      </text:list>
      <text:p text:style-name="P6"/>
      <text:p text:style-name="P1">Chez Numberly, l’informatique est au cœur de l’activité. L’entreprise gère en interne l’ensemble de son système d’information à travers un département dédié, structuré autour de plusieurs pôles spécialisés. L’équipe IT intervient sur des sujets variés allant de l’infrastructure à la gestion des serveurs, de l’administration des accès à la mise en place de solutions techniques transverses. <text:soft-page-break/>Les problématiques de data engineering sont quant à elles prises en charge par des équipes spécifiques, tandis que le développement de solutions dédiées à certains clients ou campagnes est confié à des développeurs affectés à ces projets. Enfin, la cybersécurité est gérée par une équipe dédiée opérant directement sous la responsabilité du Chief Technology Officer (CTO) de l’entreprise.</text:p>
      <text:p text:style-name="P1"/>
      <text:p text:style-name="P1">Environ une centaine de collaborateurs exercent des missions à dominante technique. L’organisation reste cependant ouverte, et il n’est pas rare que des profils non techniques contribuent à certains sujets informatiques, favorisant ainsi une culture transverse de la tech.</text:p>
      <text:p text:style-name="P1">L’écosystème technique de Numberly repose sur une large variété d’outils. Pour la production de code, Visual Studio Code est l’environnement le plus utilisé, avec Git et GitLab pour la gestion de version et le pilotage de projet. Sentry est employé pour le monitoring applicatif, tandis qu’Airflow structure les pipelines de traitement de données. Les utilisateurs peuvent choisir leur environnement de travail – Linux, macOS ou autre – selon leurs préférences, ce qui participe à un meilleur confort et à une efficacité accrue.</text:p>
      <text:p text:style-name="P1"/>
      <text:p text:style-name="P1">La suite Google est utilisée pour les besoins bureautiques, accompagnée de Mattermost pour la communication interne par canaux. Deux outils de ticketing sont en place : GitLab pour les sujets liés aux campagnes et projets, et Zendesk pour les aspects liés à la plateforme MarTech. La gestion de projet s’appuie sur des diagrammes de Gantt, utilisés notamment par les chefs de projet. Les bases de données PostgreSQL sont gérées via DBeaver, et le transfert de fichiers s’effectue avec FileZilla.</text:p>
      <text:p text:style-name="P1"/>
      <text:p text:style-name="P10"><text:span text:style-name="T6">Un outil interne particulièrement emblématique de l’efficacité de Numberly est la plateforme </text:span><text:span text:style-name="Strong_20_Emphasis"><text:span text:style-name="T6">Janus/Juno</text:span></text:span><text:span text:style-name="T6">. Il s’agit d’un environnement de lancement de projets centralisé qui permet aux développeurs d’accéder aux données techniques et aux spécifications, aux chefs de projet de piloter le déploiement, et aux équipes marketing d’intégrer leurs contenus de manière autonome. Janus permet d’initialiser un projet, de créer un environnement complet (développement, staging, production), et de centraliser tous les échanges autour d’une opération dans un backoffice.</text:span></text:p>
      <text:p text:style-name="P10"><text:span text:style-name="T6"/></text:p>
      <text:p text:style-name="P1">Côté matériel, un bureau HelpDesk est chargé de répondre aux besoins des collaborateurs. L'entreprise propose une grande liberté quant au choix des supports de travail et fournit également des équipements complémentaires (écrans secondaires, périphériques, etc.). Les serveurs sont répartis entre plusieurs prestataires (OVH, Azure, AWS), tout en restant centralisés et accessibles via des connexions sécurisées. Le parc informatique est entièrement maîtrisé en interne.</text:p>
      <text:p text:style-name="P1"/>
      <text:p text:style-name="P10"><text:span text:style-name="T6"/></text:p>
      <text:p text:style-name="P10"><text:soft-page-break/><text:span text:style-name="T6">La sécurité est un domaine clé pour Numberly. Les accès sont gérés de manière transverse, accordés en fonction des besoins, mais toujours supervisés par l’équipe IT. L’utilisation d’un VPN sécurisé, d’outils d’authentification à deux facteurs comme Yubikey ou Google Authenticator, et le respect rigoureux des procédures sont la norme. </text:span></text:p>
      <text:p text:style-name="P10"><text:span text:style-name="T6"/></text:p>
      <text:p text:style-name="P10"><text:span text:style-name="T6">L’entreprise a d’ailleurs obtenu les certifications </text:span><text:span text:style-name="Strong_20_Emphasis"><text:span text:style-name="T6">ISO 27001</text:span></text:span><text:span text:style-name="T6"> et </text:span><text:span text:style-name="Strong_20_Emphasis"><text:span text:style-name="T6">HDS</text:span></text:span><text:span text:style-name="T6">, garantes d’une conformité élevée aux standards de sécurité. Une démarche de sensibilisation continue, appelée </text:span><text:span text:style-name="Strong_20_Emphasis"><text:span text:style-name="T6">RYOT</text:span></text:span><text:span text:style-name="T6">, est également mise en œuvre pour former les équipes de manière interactive aux enjeux de cybersécurité.</text:span></text:p>
      <text:p text:style-name="P10"><text:span text:style-name="T6"/></text:p>
      <text:p text:style-name="P1">L’environnement technique est diversifié et performant. On y retrouve :</text:p>
      <text:p text:style-name="P1"/>
      <text:list xml:id="list5109509887724581243" text:style-name="L4">
        <text:list-item>
          <text:p text:style-name="P14"><text:span text:style-name="Strong_20_Emphasis"><text:span text:style-name="T6">Node Version Manager (NVM)</text:span></text:span><text:span text:style-name="T6"> pour gérer les versions de Node.js</text:span></text:p>
        </text:list-item>
        <text:list-item>
          <text:p text:style-name="P14"><text:span text:style-name="Strong_20_Emphasis"><text:span text:style-name="T6">pnpm</text:span></text:span><text:span text:style-name="T6">, gestionnaire de paquets rapide</text:span></text:p>
        </text:list-item>
        <text:list-item>
          <text:p text:style-name="P14"><text:span text:style-name="T6">Python, pour la gestion des processus backend et data</text:span></text:p>
        </text:list-item>
        <text:list-item>
          <text:p text:style-name="P14"><text:span text:style-name="Strong_20_Emphasis"><text:span text:style-name="T6">Vue.js</text:span></text:span><text:span text:style-name="T6">, avec des bibliothèques telles que Vee-Validate, Element-UI, Tailwind CSS</text:span></text:p>
        </text:list-item>
        <text:list-item>
          <text:p text:style-name="P14"><text:span text:style-name="Strong_20_Emphasis"><text:span text:style-name="T6">Jest</text:span></text:span><text:span text:style-name="T6"> pour les tests unitaires, </text:span><text:span text:style-name="Strong_20_Emphasis"><text:span text:style-name="T6">Cypress</text:span></text:span><text:span text:style-name="T6"> pour les tests end-to-end et composants</text:span></text:p>
        </text:list-item>
        <text:list-item>
          <text:p text:style-name="P14"><text:span text:style-name="Strong_20_Emphasis"><text:span text:style-name="T6">Husky</text:span></text:span><text:span text:style-name="T6">, utilisé pour maintenir la qualité du code via des hooks Git</text:span></text:p>
          <text:p text:style-name="P14"><text:span text:style-name="T6"/></text:p>
        </text:list-item>
      </text:list>
      <text:p text:style-name="P1">Les métiers IT représentés couvrent un large spectre : développeurs backend et frontend, administrateurs systèmes et réseaux, data engineers et analysts, ainsi que l’équipe dirigeante technique encadrée par le CTO.</text:p>
      <text:p text:style-name="P1"/>
      <text:p text:style-name="P1">Les choix technologiques font l’objet de réflexions collégiales. Une veille est assurée par les équipes tech comme non-tech, et les propositions sont discutées au sein de groupes ouverts à tous avant validation. Les décisions intègrent des considérations budgétaires et stratégiques.</text:p>
      <text:p text:style-name="P1">La circulation de l’information est assurée via des « streams » collaboratifs, ouverts à tous ceux qui en expriment le besoin. La gestion des incidents repose sur une logique itérative : détection, déclaration, intervention, puis amélioration. Une documentation riche permet d’anticiper les erreurs et d’alimenter un apprentissage collectif. Les retours d’expérience sont encouragés, renforçant une culture du partage et de la transparence.</text:p>
      <text:p text:style-name="P1"/>
      <text:p text:style-name="P18"><text:span text:style-name="T2"/></text:p>
      <text:p text:style-name="P18"><text:span text:style-name="T2"/></text:p>
      <text:p text:style-name="P18"><text:span text:style-name="T2"/></text:p>
      <text:p text:style-name="P18"><text:span text:style-name="T2"/></text:p>
      <text:list xml:id="list1593566454" text:continue-list="list374631621" text:style-name="L1">
        <text:list-item>
          <text:list>
            <text:list-header>
              <text:p text:style-name="P19"><text:soft-page-break/><text:span text:style-name="T2">Focus sur le service de l'alternance</text:span></text:p>
            </text:list-header>
          </text:list>
        </text:list-item>
      </text:list>
      <text:p text:style-name="P18"><text:span text:style-name="T2"/></text:p>
      <text:list xml:id="list1237312305" text:continue-numbering="true" text:style-name="L1">
        <text:list-item>
          <text:list>
            <text:list-item>
              <text:list>
                <text:list-header>
                  <text:p text:style-name="P7">Positionnement du service : missions, position dans l’organigramme de l’entreprise</text:p>
                </text:list-header>
              </text:list>
            </text:list-item>
          </text:list>
        </text:list-item>
      </text:list>
      <text:p text:style-name="P6"/>
      <text:p text:style-name="P10"><text:span text:style-name="T6">Mon alternance se déroule au sein du bureau des chefs de projet rattaché au produit </text:span><text:span text:style-name="Strong_20_Emphasis"><text:span text:style-name="T6">User Engagement Platforms (UEP)</text:span></text:span><text:span text:style-name="T6">. Cette entité a pour mission principale de concevoir et piloter des </text:span><text:span text:style-name="Strong_20_Emphasis"><text:span text:style-name="T6">campagnes web sur mesure</text:span></text:span><text:span text:style-name="T6">, destinées à aider les clients à </text:span><text:span text:style-name="Strong_20_Emphasis"><text:span text:style-name="T6">acquérir de nouveaux utilisateurs</text:span></text:span><text:span text:style-name="T6"> ou à </text:span><text:span text:style-name="Strong_20_Emphasis"><text:span text:style-name="T6">réengager leur base existante</text:span></text:span><text:span text:style-name="T6">. </text:span></text:p>
      <text:p text:style-name="P10"><text:span text:style-name="T6">Ces campagnes s’appuient sur des dispositifs complets, mêlant stratégie marketing, ciblage, création de parcours personnalisés et analyse des résultats.</text:span></text:p>
      <text:p text:style-name="P10"><text:span text:style-name="T6"/></text:p>
      <text:p text:style-name="P10"><text:span text:style-name="T6">L’équipe joue un rôle transversal essentiel entre les clients, les équipes techniques, les créatifs et les experts data. En tant que chefs de projet, nous sommes impliqués à </text:span><text:span text:style-name="Strong_20_Emphasis"><text:span text:style-name="T6">chaque étape du cycle de vie des campagnes</text:span></text:span><text:span text:style-name="T6"> : depuis la phase initiale d’échange avec le client – où nous adoptons une posture de conseil et de force de proposition – jusqu’à la coordination du développement, la validation des livrables, le suivi du déploiement, puis enfin </text:span><text:span text:style-name="Strong_20_Emphasis"><text:span text:style-name="T6">l’analyse post-campagne</text:span></text:span><text:span text:style-name="T6"> des résultats et la formulation de recommandations.</text:span></text:p>
      <text:p text:style-name="P10"><text:span text:style-name="T6"/></text:p>
      <text:p text:style-name="P1">Ce rôle requiert à la fois une bonne compréhension des enjeux business, une capacité à piloter des projets techniques complexes et une rigueur organisationnelle forte. C’est également une fonction qui implique de nombreuses interactions interservices, notamment avec les développeurs, les équipes data, les créatifs et les commerciaux.</text:p>
      <text:p text:style-name="P10"><text:span text:style-name="T6">En tant qu’alternant, j’ai la chance d’évoluer au sein de l’équipe de </text:span><text:span text:style-name="Strong_20_Emphasis"><text:span text:style-name="T6">Julie Bienvenu</text:span></text:span><text:span text:style-name="T6">, elle-même </text:span><text:span text:style-name="Strong_20_Emphasis"><text:span text:style-name="T6">cheffe de projet senior</text:span></text:span><text:span text:style-name="T6">, sous la supervision de </text:span><text:span text:style-name="Strong_20_Emphasis"><text:span text:style-name="T6">Thomas Gérard</text:span></text:span><text:span text:style-name="T6">, également chef de projet expérimenté chez Numberly. Tous deux sont non seulement des référents bienveillants dans le cadre de mon accompagnement quotidien, mais aussi des membres actifs de groupes de réflexion internes visant à </text:span><text:span text:style-name="Strong_20_Emphasis"><text:span text:style-name="T6">améliorer en continu les processus</text:span></text:span><text:span text:style-name="T6">, les outils utilisés et la collaboration inter-équipes. Leur expertise, leur pédagogie et leur implication dans l’évolution des méthodes de travail me permettent de progresser rapidement tout en m’intégrant pleinement dans les dynamiques de l’entreprise.</text:span></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list xml:id="list858237898" text:continue-numbering="true" text:style-name="L1">
        <text:list-item>
          <text:list>
            <text:list-item>
              <text:list>
                <text:list-header>
                  <text:p text:style-name="P7"><text:soft-page-break/>Organisation humaine du service, qualification, vos principaux interlocuteurs ….</text:p>
                </text:list-header>
              </text:list>
            </text:list-item>
          </text:list>
        </text:list-item>
      </text:list>
      <text:p text:style-name="P6"/>
      <text:p text:style-name="P10"><text:span text:style-name="T6">L’organisation humaine des services chez Numberly constitue l’une de ses grandes forces. La diversité des profils, des expertises et des approches favorise une </text:span><text:span text:style-name="Strong_20_Emphasis"><text:span text:style-name="T6">richesse d’échanges</text:span></text:span><text:span text:style-name="T6"> et une </text:span><text:span text:style-name="Strong_20_Emphasis"><text:span text:style-name="T6">multiplicité de points de vue</text:span></text:span><text:span text:style-name="T6"> qui nourrissent concrètement les projets.</text:span></text:p>
      <text:p text:style-name="P10"><text:span text:style-name="T6"/></text:p>
      <text:p text:style-name="P17">Dans le cadre de mon poste de chef de projet au sein de l’équipe User Engagement Platforms, j’ai été amené à collaborer avec de nombreux interlocuteurs, chacun jouant un rôle clé dans le bon déroulement des campagnes. Cette transversalité est au cœur du fonctionnement de l’entreprise.</text:p>
      <text:p text:style-name="P10"><text:span text:style-name="T6">Mes </text:span><text:span text:style-name="Strong_20_Emphasis"><text:span text:style-name="T6">interlocuteurs principaux</text:span></text:span><text:span text:style-name="T6"> sont tout d’abord les </text:span><text:span text:style-name="Strong_20_Emphasis"><text:span text:style-name="T6">équipes de développement frontend et backend</text:span></text:span><text:span text:style-name="T6">, qui conçoivent et maintiennent les environnements web sur lesquels s’appuient nos dispositifs. Leur réactivité, leur précision technique et leur capacité à comprendre les enjeux des projets sont essentielles pour garantir la fiabilité des campagnes déployées.</text:span></text:p>
      <text:p text:style-name="P10"><text:span text:style-name="T6">J’ai également travaillé de manière régulière avec les </text:span><text:span text:style-name="Strong_20_Emphasis"><text:span text:style-name="T6">équipes marketing</text:span></text:span><text:span text:style-name="T6">, qui jouent un rôle d’interface stratégique avec le client. Elles traduisent les besoins exprimés en objectifs clairs et orientent les choix opérationnels afin de maximiser la performance et la pertinence des campagnes.</text:span></text:p>
      <text:p text:style-name="P10"><text:span text:style-name="T6"/></text:p>
      <text:p text:style-name="P10"><text:span text:style-name="T6">Enfin, un autre acteur fondamental de notre chaîne de production est constitué par les </text:span><text:span text:style-name="Strong_20_Emphasis"><text:span text:style-name="T6">équipes de design</text:span></text:span><text:span text:style-name="T6">. Ces dernières élaborent les maquettes graphiques, les visuels et les interfaces des opérations. Leurs livrables servent de base à la construction des projets, tout en assurant cohérence esthétique et respect des guidelines des marques clientes.</text:span></text:p>
      <text:p text:style-name="P10"><text:span text:style-name="T6">Cette collaboration quotidienne avec des métiers complémentaires me permet d’avoir une </text:span><text:span text:style-name="Strong_20_Emphasis"><text:span text:style-name="T6">vision globale du cycle de production</text:span></text:span><text:span text:style-name="T6">, tout en développant des compétences transversales indispensables dans le domaine du marketing digital et de la gestion de projet technique.</text:span></text:p>
      <text:p text:style-name="P17"/>
      <text:list xml:id="list1338660098" text:continue-numbering="true" text:style-name="L1">
        <text:list-item>
          <text:list>
            <text:list-item>
              <text:list>
                <text:list-header>
                  <text:p text:style-name="P7">Votre positionnement au sein du service</text:p>
                </text:list-header>
              </text:list>
            </text:list-item>
          </text:list>
        </text:list-item>
      </text:list>
      <text:p text:style-name="P10"><text:span text:style-name="T6">En tant qu’alternant au sein de l’équipe User Engagement Platforms, mon positionnement a naturellement évolué au fil des mois. Dès mon arrivée chez Numberly, j’ai eu la chance d’intégrer une équipe à la fois </text:span><text:span text:style-name="Strong_20_Emphasis"><text:span text:style-name="T6">chaleureuse sur le plan humain</text:span></text:span><text:span text:style-name="T6"> et </text:span><text:span text:style-name="Strong_20_Emphasis"><text:span text:style-name="T6">hautement compétente sur le plan technique</text:span></text:span><text:span text:style-name="T6">. Cette double dynamique m’a offert un cadre d’apprentissage idéal.</text:span></text:p>
      <text:p text:style-name="P10"><text:span text:style-name="T6"/></text:p>
      <text:p text:style-name="P10"><text:span text:style-name="T6">Dans un premier temps, j’ai occupé un </text:span><text:span text:style-name="Strong_20_Emphasis"><text:span text:style-name="T6">rôle d’observateur et d’accompagnant</text:span></text:span><text:span text:style-name="T6">, en binôme avec un chef de projet confirmé. Cette phase d’immersion m’a permis de </text:span><text:span text:style-name="Strong_20_Emphasis"><text:span text:style-name="T6">comprendre en profondeur les enjeux du poste</text:span></text:span><text:span text:style-name="T6">, de me familiariser avec les outils et les méthodes, et surtout de </text:span><text:span text:style-name="Strong_20_Emphasis"><text:span text:style-name="T6">m’imprégner des exigences spécifiques</text:span></text:span><text:span text:style-name="T6"> au métier de chef de projet dans un environnement data-driven.</text:span></text:p>
      <text:p text:style-name="P10"><text:soft-page-break/><text:span text:style-name="T6"/></text:p>
      <text:p text:style-name="P10"><text:span text:style-name="T6">Progressivement, à mesure que je gagnais en autonomie, des missions plus concrètes m’ont été confiées. J’ai ainsi pu commencer à </text:span><text:span text:style-name="Strong_20_Emphasis"><text:span text:style-name="T6">gérer mes propres campagnes</text:span></text:span><text:span text:style-name="T6">, tout en bénéficiant de l’encadrement bienveillant de mes référents. Cette montée en compétences progressive a facilité mon intégration et m’a permis d’évoluer vers un </text:span><text:span text:style-name="Strong_20_Emphasis"><text:span text:style-name="T6">rôle pleinement opérationnel</text:span></text:span><text:span text:style-name="T6">, reconnu par mes collègues comme celui d’un </text:span><text:span text:style-name="Strong_20_Emphasis"><text:span text:style-name="T6">chef de projet à part entière</text:span></text:span><text:span text:style-name="T6">.</text:span></text:p>
      <text:p text:style-name="P10"><text:span text:style-name="T6"/></text:p>
      <text:p text:style-name="P17">Aujourd’hui, je suis pleinement impliqué dans la gestion des campagnes, depuis la prise de brief jusqu’à l’analyse des performances, et je suis en mesure de mener des projets de manière autonome, tout en continuant à apprendre aux côtés de professionnels expérimentés.</text:p>
      <text:list xml:id="list1256062778" text:continue-numbering="true" text:style-name="L1">
        <text:list-header>
          <text:p text:style-name="P4"><text:span text:style-name="T9"/></text:p>
          <text:p text:style-name="P4"><text:span text:style-name="T9">Les missions réalisées</text:span></text:p>
        </text:list-header>
      </text:list>
      <text:p text:style-name="P6"/>
      <text:list xml:id="list317341500" text:continue-numbering="true" text:style-name="L1">
        <text:list-item>
          <text:list>
            <text:list-header>
              <text:p text:style-name="P11"><text:span text:style-name="T1">Enjeux et cadre des missions effectuées</text:span></text:p>
            </text:list-header>
          </text:list>
        </text:list-item>
      </text:list>
      <text:p text:style-name="P6"/>
      <text:p text:style-name="P10"><text:span text:style-name="T6">Mon alternance chez Numberly s’inscrit dans un cadre à la fois exigeant, formateur et stimulant. Intégré à l’équipe </text:span><text:span text:style-name="Strong_20_Emphasis"><text:span text:style-name="T6">User Engagement Platforms (UEP)</text:span></text:span><text:span text:style-name="T6">, je participe à la mise en place de </text:span><text:span text:style-name="Strong_20_Emphasis"><text:span text:style-name="T6">campagnes web personnalisées</text:span></text:span><text:span text:style-name="T6">, conçues pour aider nos clients à </text:span><text:span text:style-name="Strong_20_Emphasis"><text:span text:style-name="T6">élargir ou réactiver leur base d’utilisateurs</text:span></text:span><text:span text:style-name="T6">. Ces opérations ont pour objectif d’accompagner des marques dans des moments-clés de leur communication, avec un vrai enjeu de performance, de réactivité et d’innovation.</text:span></text:p>
      <text:p text:style-name="P10"><text:span text:style-name="T6"/></text:p>
      <text:p text:style-name="P10"><text:span text:style-name="T6">Les missions qui me sont confiées ont un </text:span><text:span text:style-name="Strong_20_Emphasis"><text:span text:style-name="T6">rôle stratégique</text:span></text:span><text:span text:style-name="T6">, puisqu’elles touchent directement à la relation entre les marques et leurs utilisateurs. Elles demandent une </text:span><text:span text:style-name="Strong_20_Emphasis"><text:span text:style-name="T6">compréhension fine des attentes du client</text:span></text:span><text:span text:style-name="T6">, une vraie capacité à transformer des idées ou des objectifs marketing en projets concrets, clairs et techniquement réalisables. Il ne s’agit pas simplement de suivre une feuille de route, mais de proposer, d’adapter et de coordonner l’ensemble du projet pour qu’il réponde au mieux aux besoins du client.</text:span></text:p>
      <text:p text:style-name="P10"><text:span text:style-name="T6"/></text:p>
      <text:p text:style-name="P10"><text:span text:style-name="T6">Ce travail s’inscrit dans un environnement très </text:span><text:span text:style-name="Strong_20_Emphasis"><text:span text:style-name="T6">collaboratif</text:span></text:span><text:span text:style-name="T6">. Je suis en contact constant avec plusieurs équipes : les </text:span><text:span text:style-name="Strong_20_Emphasis"><text:span text:style-name="T6">développeurs</text:span></text:span><text:span text:style-name="T6"> qui construisent les environnements web, les </text:span><text:span text:style-name="Strong_20_Emphasis"><text:span text:style-name="T6">designers</text:span></text:span><text:span text:style-name="T6"> qui conçoivent les maquettes, et les </text:span><text:span text:style-name="Strong_20_Emphasis"><text:span text:style-name="T6">équipes marketing</text:span></text:span><text:span text:style-name="T6"> qui traduisent les besoins clients en orientations opérationnelles. Cette transversalité est au cœur de l’organisation chez Numberly et rend chaque projet à la fois riche et unique.</text:span></text:p>
      <text:p text:style-name="P10"><text:span text:style-name="T6"/></text:p>
      <text:p text:style-name="P10"><text:span text:style-name="T6">D’un point de vue plus technique, les campagnes s’appuient sur des outils puissants et bien intégrés. Je pense notamment à </text:span><text:span text:style-name="Strong_20_Emphasis"><text:span text:style-name="T6">Janus/Juno</text:span></text:span><text:span text:style-name="T6">, une plateforme interne qui facilite le lancement et le suivi des projets, ou à des outils comme </text:span><text:span text:style-name="Strong_20_Emphasis"><text:span text:style-name="T6">GitLab</text:span></text:span><text:span text:style-name="T6">, </text:span><text:span text:style-name="Strong_20_Emphasis"><text:span text:style-name="T6">Airflow</text:span></text:span><text:span text:style-name="T6"> ou </text:span><text:span text:style-name="Strong_20_Emphasis"><text:span text:style-name="T6">Sentry</text:span></text:span><text:span text:style-name="T6"> qui assurent la fluidité, le suivi et </text:span><text:soft-page-break/><text:span text:style-name="T6">la fiabilité des opérations. En tant qu’alternant, évoluer dans un tel environnement m’a permis de </text:span><text:span text:style-name="Strong_20_Emphasis"><text:span text:style-name="T6">me familiariser avec des méthodes professionnelles concrètes</text:span></text:span><text:span text:style-name="T6">, en m’immergeant progressivement dans les projets.</text:span></text:p>
      <text:p text:style-name="P10"><text:span text:style-name="T6"/></text:p>
      <text:p text:style-name="P10"><text:span text:style-name="T6">J’ai commencé par accompagner un chef de projet pour bien comprendre les attentes du métier, avant de prendre peu à peu la main sur certaines campagnes. Cette </text:span><text:span text:style-name="Strong_20_Emphasis"><text:span text:style-name="T6">montée en autonomie</text:span></text:span><text:span text:style-name="T6"> s’est faite naturellement, au fil de la confiance accordée et des missions réalisées, jusqu’à me permettre aujourd’hui de </text:span><text:span text:style-name="Strong_20_Emphasis"><text:span text:style-name="T6">gérer des projets de bout en bout</text:span></text:span><text:span text:style-name="T6">, toujours avec l’appui bienveillant de mon équipe.</text:span></text:p>
      <text:p text:style-name="P1"/>
      <text:list xml:id="list791176663" text:continue-numbering="true" text:style-name="L1">
        <text:list-item>
          <text:list>
            <text:list-header>
              <text:p text:style-name="P9">Fonction occupée, objectif du stage et résultats attendus</text:p>
            </text:list-header>
          </text:list>
        </text:list-item>
      </text:list>
      <text:p text:style-name="P8"/>
      <text:p text:style-name="P10"><text:span text:style-name="T6">En tant qu’alternant au poste de </text:span><text:span text:style-name="Strong_20_Emphasis"><text:span text:style-name="T6">chef de projet digital</text:span></text:span><text:span text:style-name="T6">, mon rôle chez Numberly est de participer activement à la gestion de </text:span><text:span text:style-name="Strong_20_Emphasis"><text:span text:style-name="T6">campagnes web pour des clients variés</text:span></text:span><text:span text:style-name="T6">, depuis leur conception jusqu’à leur mise en ligne, puis leur analyse finale. Ce poste m’a permis de développer une </text:span><text:span text:style-name="Strong_20_Emphasis"><text:span text:style-name="T6">vision complète du cycle de vie d’un projet</text:span></text:span><text:span text:style-name="T6">, tout en étant pleinement impliqué dans chacune de ses étapes.</text:span></text:p>
      <text:p text:style-name="P10"><text:span text:style-name="T6">L’objectif principal de mon alternance est clair : </text:span><text:span text:style-name="Strong_20_Emphasis"><text:span text:style-name="T6">monter en compétence sur le métier de chef de projet</text:span></text:span><text:span text:style-name="T6">, en étant confronté à des cas concrets, réels et variés. Cela passe par l’apprentissage des méthodes de travail internes, la prise en main des outils, la communication avec les différents pôles, mais aussi par l’acquisition de réflexes professionnels, notamment en matière d’organisation, de rigueur et de gestion des priorités.</text:span></text:p>
      <text:p text:style-name="P10"><text:span text:style-name="T6">Dans un premier temps, j’ai commencé par </text:span><text:span text:style-name="Strong_20_Emphasis"><text:span text:style-name="T6">observer et accompagner des chefs de projet expérimentés</text:span></text:span><text:span text:style-name="T6">. Cette phase m’a permis de bien comprendre le rôle que joue ce métier chez Numberly, et de prendre la mesure des exigences qu’il implique. Très rapidement, j’ai été amené à </text:span><text:span text:style-name="Strong_20_Emphasis"><text:span text:style-name="T6">prendre en charge certaines parties de projets</text:span></text:span><text:span text:style-name="T6">, puis à </text:span><text:span text:style-name="Strong_20_Emphasis"><text:span text:style-name="T6">gérer moi-même des campagnes complètes</text:span></text:span><text:span text:style-name="T6">, avec l’encadrement et les retours réguliers des membres plus expérimentés de l’équipe.</text:span></text:p>
      <text:p text:style-name="P10"><text:span text:style-name="T6">Les </text:span><text:span text:style-name="Strong_20_Emphasis"><text:span text:style-name="T6">résultats attendus</text:span></text:span><text:span text:style-name="T6"> à travers cette alternance étaient à la fois </text:span><text:span text:style-name="Strong_20_Emphasis"><text:span text:style-name="T6">techniques et relationnels</text:span></text:span><text:span text:style-name="T6"> : apprendre à piloter des projets digitaux en autonomie, savoir dialoguer avec des équipes pluridisciplinaires, respecter des délais parfois serrés, et surtout, garantir la qualité et la performance des campagnes livrées. À ce jour, j’ai eu l’opportunité de contribuer à plusieurs projets clients, dont certains en gestion directe, ce qui a renforcé ma légitimité dans l’équipe et m’a permis de gagner en confiance et en responsabilité.</text:span></text:p>
      <text:p text:style-name="P17"/>
      <text:p text:style-name="P1"/>
      <text:p text:style-name="P1"/>
      <text:p text:style-name="P1"/>
      <text:list xml:id="list1669398128" text:continue-numbering="true" text:style-name="L1">
        <text:list-item>
          <text:list>
            <text:list-header>
              <text:p text:style-name="P9"><text:soft-page-break/>Principales missions confiées : description, autres acteurs, calendrier, contexte technique…</text:p>
            </text:list-header>
          </text:list>
        </text:list-item>
      </text:list>
      <text:p text:style-name="P8"/>
      <text:p text:style-name="P10"><text:span text:style-name="T6">Durant mon alternance, je prends part à un large éventail de missions concrètes, au cœur du processus de production des campagnes digitales. Ces missions me permettent de développer à la fois une </text:span><text:span text:style-name="Strong_20_Emphasis"><text:span text:style-name="T6">vision opérationnelle précise</text:span></text:span><text:span text:style-name="T6"> et une posture proactive dans la conduite de projet.</text:span></text:p>
      <text:p text:style-name="P10"><text:span text:style-name="T6">L’une de mes responsabilités principales est de </text:span><text:span text:style-name="Strong_20_Emphasis"><text:span text:style-name="T6">coordonner les équipes impliquées dans les projets</text:span></text:span><text:span text:style-name="T6">, notamment en répartissant le temps et les priorités entre les développeurs et les designers. Il s’agit de m’assurer que chaque intervenant puisse travailler dans les meilleures conditions, tout en respectant les délais impartis.</text:span></text:p>
      <text:p text:style-name="P10"><text:span text:style-name="T6"/></text:p>
      <text:p text:style-name="P10"><text:span text:style-name="T6">Je travaille également </text:span><text:span text:style-name="Strong_20_Emphasis"><text:span text:style-name="T6">en concertation avec les autres chefs de projet</text:span></text:span><text:span text:style-name="T6"> afin de trouver, lorsque c’est possible, </text:span><text:span text:style-name="Strong_20_Emphasis"><text:span text:style-name="T6">des solutions techniques adaptées</text:span></text:span><text:span text:style-name="T6">, ou bien d’</text:span><text:span text:style-name="Strong_20_Emphasis"><text:span text:style-name="T6">ajuster les plannings</text:span></text:span><text:span text:style-name="T6"> en dégageant du temps auprès des équipes de développement ou de design, en fonction des besoins de chacun.</text:span></text:p>
      <text:p text:style-name="P10"><text:span text:style-name="T6">Je participe à la </text:span><text:span text:style-name="Strong_20_Emphasis"><text:span text:style-name="T6">mise en place des environnements techniques</text:span></text:span><text:span text:style-name="T6">, en lien direct avec les demandes clients. Cette étape est essentielle pour garantir la cohérence entre les spécifications attendues et les outils mobilisés par les équipes techniques.</text:span></text:p>
      <text:p text:style-name="P10"><text:span text:style-name="T6"/></text:p>
      <text:p text:style-name="P10"><text:span text:style-name="T6">Je suis chargé du </text:span><text:span text:style-name="Strong_20_Emphasis"><text:span text:style-name="T6">monitoring des projets en cours</text:span></text:span><text:span text:style-name="T6">, en suivant quotidiennement l’état d’avancement des opérations, les évolutions à prévoir, les éventuels retards ou ajustements à anticiper. Cela implique également de </text:span><text:span text:style-name="Strong_20_Emphasis"><text:span text:style-name="T6">vérifier le respect du cahier des charges</text:span></text:span><text:span text:style-name="T6"> à chaque étape.</text:span></text:p>
      <text:p text:style-name="P10"><text:span text:style-name="T6">En parallèle, je </text:span><text:span text:style-name="Strong_20_Emphasis"><text:span text:style-name="T6">remonte les éventuels bugs ou contraintes techniques</text:span></text:span><text:span text:style-name="T6"> identifiés au fil des livrables. Ces retours sont partagés avec les développeurs et les designers concernés, dans une logique de collaboration continue et de réactivité.</text:span></text:p>
      <text:p text:style-name="P10"><text:span text:style-name="T6"/></text:p>
      <text:p text:style-name="P10"><text:span text:style-name="T6">Enfin, je participe à des </text:span><text:span text:style-name="Strong_20_Emphasis"><text:span text:style-name="T6">sessions de veille et de réflexion internes</text:span></text:span><text:span text:style-name="T6">, dans le but d’identifier des axes d’amélioration sur les outils et les processus utilisés. Ces échanges entre membres de l’équipe favorisent une </text:span><text:span text:style-name="Strong_20_Emphasis"><text:span text:style-name="T6">culture d’amélioration continue</text:span></text:span><text:span text:style-name="T6">, très présente chez Numberly, où chaque idée peut contribuer à faire évoluer notre façon de travailler.</text:span></text:p>
      <text:p text:style-name="P17"/>
      <text:list xml:id="list134970905" text:continue-numbering="true" text:style-name="L1">
        <text:list-item>
          <text:list>
            <text:list-header>
              <text:p text:style-name="P7">Organisation mise en œuvre pour mener ces missions : tâches, outils et technologies, planification,…</text:p>
            </text:list-header>
          </text:list>
        </text:list-item>
      </text:list>
      <text:p text:style-name="P16"><text:span text:style-name="T7"/></text:p>
      <text:p text:style-name="P10"><text:span text:style-name="T6">L’environnement de travail des chefs de projet chez Numberly est particulièrement bien pensé pour répondre aux exigences de rapidité, de coordination et de précision. La </text:span><text:span text:style-name="Strong_20_Emphasis"><text:span text:style-name="T6">donnée temporelle</text:span></text:span><text:span text:style-name="T6"> étant notre contrainte principale, un outil interne, </text:span><text:span text:style-name="Strong_20_Emphasis"><text:span text:style-name="T6">Timm’s Planner</text:span></text:span><text:span text:style-name="T6">, joue un rôle central dans notre quotidien. Il s’agit d’un </text:span><text:span text:style-name="Strong_20_Emphasis"><text:span text:style-name="T6">diagramme de Gantt interactif et automatisé</text:span></text:span><text:span text:style-name="T6">, utilisé pour </text:span><text:soft-page-break/><text:span text:style-name="T6">visualiser les disponibilités des équipes, les tâches en cours, et les campagnes en préparation. Facile à prendre en main, il constitue le </text:span><text:span text:style-name="Strong_20_Emphasis"><text:span text:style-name="T6">support principal de nos réunions quotidiennes</text:span></text:span><text:span text:style-name="T6">, qui nous permettent de faire un point sur l’état d’avancement des projets, de répartir les priorités et de solliciter de l’aide si nécessaire. La </text:span><text:span text:style-name="Strong_20_Emphasis"><text:span text:style-name="T6">planification des tâches</text:span></text:span><text:span text:style-name="T6"> repose majoritairement sur cet outil, qui offre la meilleure visibilité possible sur les échéances à venir et la charge de travail de chacun.</text:span></text:p>
      <text:p text:style-name="P10"><text:span text:style-name="T6"/></text:p>
      <text:p text:style-name="P10"><text:span text:style-name="T6">En parallèle, nous utilisons le </text:span><text:span text:style-name="Strong_20_Emphasis"><text:span text:style-name="T6">Handbook Numberly</text:span></text:span><text:span text:style-name="T6">, un </text:span><text:span text:style-name="Strong_20_Emphasis"><text:span text:style-name="T6">recueil vivant de nos processus internes</text:span></text:span><text:span text:style-name="T6">. Il centralise les méthodologies à suivre à chaque étape du projet, et permet de garantir une certaine homogénéité dans la gestion des campagnes. Il est régulièrement mis à jour et enrichi au fil du temps, ce qui en fait un outil agile, adapté à une logique d’amélioration continue.</text:span></text:p>
      <text:p text:style-name="P10"><text:span text:style-name="Strong_20_Emphasis"><text:span text:style-name="T6">GitLab</text:span></text:span><text:span text:style-name="T6"> complète ces outils en tant que </text:span><text:span text:style-name="Strong_20_Emphasis"><text:span text:style-name="T6">plateforme de gestion de projet technique</text:span></text:span><text:span text:style-name="T6">. Nous l’utilisons pour le ticketing, les retours, les mises à jour et le suivi de production. Chaque tâche ou problème identifié lors d’un projet est documenté dans GitLab, ce qui nous permet de tracer les évolutions et d’assurer un suivi rigoureux.</text:span></text:p>
      <text:p text:style-name="P10"><text:span text:style-name="T6"/></text:p>
      <text:p text:style-name="P10"><text:span text:style-name="T6">La communication interne repose sur </text:span><text:span text:style-name="Strong_20_Emphasis"><text:span text:style-name="T6">Mattermost</text:span></text:span><text:span text:style-name="T6">, un outil de messagerie agile, efficace pour organiser les échanges par canaux thématiques. Il est particulièrement utile pour la </text:span><text:span text:style-name="Strong_20_Emphasis"><text:span text:style-name="T6">gestion des incidents</text:span></text:span><text:span text:style-name="T6">, grâce à des scripts automatisés qui génèrent des rappels en cas d’urgence ou de blocage, facilitant ainsi la réactivité de l’équipe.</text:span></text:p>
      <text:p text:style-name="P10"><text:span text:style-name="T6"/></text:p>
      <text:p text:style-name="P10"><text:span text:style-name="T6">Un autre outil fondamental dans la gestion de projet est </text:span><text:span text:style-name="Strong_20_Emphasis"><text:span text:style-name="T6">Juno</text:span></text:span><text:span text:style-name="T6">, notre plateforme interne de création et de lancement d’opérations. </text:span><text:span text:style-name="Strong_20_Emphasis"><text:span text:style-name="T6">Juno permet au chef de projet de préparer l’ensemble des éléments techniques nécessaires aux développeurs</text:span></text:span><text:span text:style-name="T6"> : les pages à produire, leur contenu, les balises de tracking, les liaisons en base de données, les systèmes de déduplication, ainsi que les contenus des formulaires à intégrer. C’est au chef de projet de </text:span><text:span text:style-name="Strong_20_Emphasis"><text:span text:style-name="T6">renseigner précisément ces données</text:span></text:span><text:span text:style-name="T6">, en s’assurant que tout soit conforme au cahier des charges, pour garantir une exécution fluide et cohérente par les développeurs.</text:span></text:p>
      <text:p text:style-name="P10"><text:span text:style-name="T6"/></text:p>
      <text:p text:style-name="P10"><text:span text:style-name="T6">Dans certains cas, il est également nécessaire de faire appel à la </text:span><text:span text:style-name="Strong_20_Emphasis"><text:span text:style-name="T6">MarTech Platform</text:span></text:span><text:span text:style-name="T6"> de Numberly, notamment pour mettre en place des </text:span><text:span text:style-name="Strong_20_Emphasis"><text:span text:style-name="T6">éléments de ciblage spécifiques</text:span></text:span><text:span text:style-name="T6">, des campagnes </text:span><text:span text:style-name="Strong_20_Emphasis"><text:span text:style-name="T6">emailing ou SMS</text:span></text:span><text:span text:style-name="T6">, ou encore pour orchestrer des parcours utilisateurs complexes. Ces outils viennent compléter notre arsenal technique lorsque les campagnes nécessitent un volet relationnel plus poussé.</text:span></text:p>
      <text:p text:style-name="P10"><text:span text:style-name="T6"/></text:p>
      <text:p text:style-name="P10"><text:span text:style-name="T6">La structure des projets suit généralement un </text:span><text:span text:style-name="Strong_20_Emphasis"><text:span text:style-name="T6">processus bien défini</text:span></text:span><text:span text:style-name="T6"> :</text:span></text:p>
      <text:p text:style-name="P10"><text:span text:style-name="T6"/></text:p>
      <text:p text:style-name="P10"><text:span text:style-name="T6"/></text:p>
      <text:p text:style-name="P10"><text:soft-page-break/><text:span text:style-name="T6"/></text:p>
      <text:list xml:id="list4191908419631635350" text:style-name="L5">
        <text:list-item>
          <text:p text:style-name="P15"><text:span text:style-name="Strong_20_Emphasis"><text:span text:style-name="T6">Estimation du temps de production</text:span></text:span><text:span text:style-name="T6"> : nous commençons par estimer les délais nécessaires à la mise en œuvre, en fonction du niveau de service choisi par le client (trois formats types existent avec des contraintes différentes).</text:span></text:p>
        </text:list-item>
        <text:list-item>
          <text:p text:style-name="P15"><text:span text:style-name="Strong_20_Emphasis"><text:span text:style-name="T6">Prise de contact avec les parties prenantes</text:span></text:span><text:span text:style-name="T6"> : nous réunissons les profils concernés – développeurs, designers, marketing – en fonction de leurs disponibilités, pour discuter des contraintes techniques et créatives. Cette étape informelle est formalisée par une réunion de </text:span><text:span text:style-name="Strong_20_Emphasis"><text:span text:style-name="T6">kick-off</text:span></text:span><text:span text:style-name="T6">, qui lance officiellement le projet.</text:span></text:p>
        </text:list-item>
        <text:list-item>
          <text:p text:style-name="P15"><text:span text:style-name="Strong_20_Emphasis"><text:span text:style-name="T6">Production des livrables</text:span></text:span><text:span text:style-name="T6"> : les designers réalisent les maquettes et visuels, qui une fois validés, servent de base aux développeurs pour construire les campagnes. Une </text:span><text:span text:style-name="Strong_20_Emphasis"><text:span text:style-name="T6">bibliothèque de composants</text:span></text:span><text:span text:style-name="T6"> partagée permet de garantir une cohérence graphique et de faciliter le travail de développement.</text:span></text:p>
        </text:list-item>
        <text:list-item>
          <text:p text:style-name="P15"><text:span text:style-name="Strong_20_Emphasis"><text:span text:style-name="T6">Phase de test</text:span></text:span><text:span text:style-name="T6"> : nous lançons des </text:span><text:span text:style-name="Strong_20_Emphasis"><text:span text:style-name="T6">« salles de test »</text:span></text:span><text:span text:style-name="T6"> pour vérifier le rendu et le bon fonctionnement des campagnes. Les anomalies détectées donnent lieu à la création de </text:span><text:span text:style-name="Strong_20_Emphasis"><text:span text:style-name="T6">tickets dans GitLab</text:span></text:span><text:span text:style-name="T6">, gérés par le chef de projet, jusqu’à leur résolution.</text:span></text:p>
        </text:list-item>
        <text:list-item>
          <text:p text:style-name="P15"><text:span text:style-name="Strong_20_Emphasis"><text:span text:style-name="T6">Échanges clients</text:span></text:span><text:span text:style-name="T6"> : tout au long du processus, nous restons en contact avec le client pour valider les étapes, ajuster les spécifications techniques, et garantir le respect des contraintes fixées.</text:span></text:p>
        </text:list-item>
        <text:list-item>
          <text:p text:style-name="P15"><text:span text:style-name="Strong_20_Emphasis"><text:span text:style-name="T6">Suivi des dates clés et incidents</text:span></text:span><text:span text:style-name="T6"> : nous suivons les temps forts de la campagne (tests, lancement, clôture) et appliquons une </text:span><text:span text:style-name="Strong_20_Emphasis"><text:span text:style-name="T6">logique structurée de gestion des incidents</text:span></text:span><text:span text:style-name="T6"> : détection, déclaration, correction, amélioration. Chaque erreur devient une opportunité d’apprentissage.</text:span></text:p>
        </text:list-item>
      </text:list>
      <text:p text:style-name="P10"><text:span text:style-name="T6"/></text:p>
      <text:p text:style-name="P10"><text:span text:style-name="T6">Enfin, je participe à des </text:span><text:span text:style-name="Strong_20_Emphasis"><text:span text:style-name="T6">missions internes de veille et d’amélioration continue</text:span></text:span><text:span text:style-name="T6">, qui font pleinement partie du rôle de chef de projet chez Numberly. Lors de réunions régulières, nous échangeons sur les évolutions techniques, les retours d’expérience, et proposons des ajustements sur les outils et la documentation pour renforcer notre efficacité collective.</text:span></text:p>
      <text:p text:style-name="P1"/>
      <text:list xml:id="list147750767" text:continue-list="list134970905" text:style-name="L1">
        <text:list-header>
          <text:p text:style-name="P4"><text:span text:style-name="T3"><text:s/></text:span><text:span text:style-name="T9">Bilan et recul sur les missions</text:span></text:p>
        </text:list-header>
      </text:list>
      <text:p text:style-name="P3"><text:span text:style-name="T9"/></text:p>
      <text:list xml:id="list190526701" text:continue-numbering="true" text:style-name="L1">
        <text:list-item>
          <text:list>
            <text:list-header>
              <text:p text:style-name="P7">Regard critique sur l'organisation de l’entreprise et les activités informatiques</text:p>
            </text:list-header>
          </text:list>
        </text:list-item>
      </text:list>
      <text:p text:style-name="P6"/>
      <text:p text:style-name="P10"><text:span text:style-name="T6">Avec huit mois de recul, je considère que Numberly incarne de manière exemplaire les qualités fondamentales d’une entreprise du secteur informatique. Ce qui m’a marqué en premier lieu, c’est le </text:span><text:span text:style-name="Strong_20_Emphasis"><text:span text:style-name="T6">sens des responsabilités collectives</text:span></text:span><text:span text:style-name="T6">, à la fois envers les utilisateurs finaux et entre collaborateurs. </text:span></text:p>
      <text:p text:style-name="P10"><text:soft-page-break/><text:span text:style-name="T6">Cette culture d’entreprise place la </text:span><text:span text:style-name="Strong_20_Emphasis"><text:span text:style-name="T6">collaboration, l’écoute et la transparence</text:span></text:span><text:span text:style-name="T6"> au cœur du fonctionnement quotidien.</text:span></text:p>
      <text:p text:style-name="P10"><text:span text:style-name="T6"/></text:p>
      <text:p text:style-name="P10"><text:span text:style-name="T6">L’organisation interne se distingue par une volonté réelle de </text:span><text:span text:style-name="Strong_20_Emphasis"><text:span text:style-name="T6">mettre chaque membre de l’équipe sur un pied d’égalité en termes de légitimité et d’impact</text:span></text:span><text:span text:style-name="T6">. Les idées sont écoutées, les propositions sont discutées, quelle que soit l’ancienneté ou le statut hiérarchique de la personne qui les formule. Cela crée un cadre de travail </text:span><text:span text:style-name="Strong_20_Emphasis"><text:span text:style-name="T6">stimulant et exigeant</text:span></text:span><text:span text:style-name="T6">, mais aussi respectueux et sain. À aucun moment je n’ai ressenti de rivalité ou de tension d’ego : le </text:span><text:span text:style-name="Strong_20_Emphasis"><text:span text:style-name="T6">progrès collectif</text:span></text:span><text:span text:style-name="T6"> prime toujours sur la performance individuelle.</text:span></text:p>
      <text:p text:style-name="P10"><text:span text:style-name="T6"/></text:p>
      <text:p text:style-name="P10"><text:span text:style-name="T6">D’un point de vue technique, les </text:span><text:span text:style-name="Strong_20_Emphasis"><text:span text:style-name="T6">activités informatiques de Numberly sont pleinement en phase avec les exigences actuelles du marché du web</text:span></text:span><text:span text:style-name="T6">. Les outils utilisés, les méthodologies appliquées et les compétences mobilisées sont non seulement robustes, mais aussi facilement transposables à d’autres secteurs d’activité. Cela rend l’expérience acquise ici particulièrement précieuse pour la suite de mon parcours.</text:span></text:p>
      <text:p text:style-name="P10"><text:span text:style-name="T6"/></text:p>
      <text:p text:style-name="P10"><text:span text:style-name="T6">Enfin, j’apprécie profondément l’</text:span><text:span text:style-name="Strong_20_Emphasis"><text:span text:style-name="T6">esprit d’amélioration continue</text:span></text:span><text:span text:style-name="T6"> qui traverse l’ensemble de l’entreprise. Les processus en place, bien qu’efficaces, ne sont jamais figés ou considérés comme intouchables. Ils peuvent être questionnés, ajustés, voire refondus si cela permet de mieux répondre aux besoins des équipes ou des clients. Cette </text:span><text:span text:style-name="Strong_20_Emphasis"><text:span text:style-name="T6">ouverture à la remise en question</text:span></text:span><text:span text:style-name="T6"> est, à mon sens, l’un des piliers les plus inspirants de la culture technique de Numberly.</text:span></text:p>
      <text:p text:style-name="P10"><text:span text:style-name="T6"/></text:p>
      <text:list xml:id="list1866111341" text:continue-numbering="true" text:style-name="L1">
        <text:list-item>
          <text:list>
            <text:list-header>
              <text:p text:style-name="P7">Votre apport à l’entreprise : compétences apportées, résultats obtenus…</text:p>
            </text:list-header>
          </text:list>
        </text:list-item>
      </text:list>
      <text:p text:style-name="P6"/>
      <text:p text:style-name="P10"><text:span text:style-name="T6">Je pense – et j’espère – avoir apporté à Numberly un </text:span><text:span text:style-name="Strong_20_Emphasis"><text:span text:style-name="T6">regard complémentaire sur la création web</text:span></text:span><text:span text:style-name="T6">, en lien avec mon parcours académique et les compétences développées au fil de ma formation. Mon profil mêle sensibilité créative et compréhension technique, ce qui m’a permis d’intervenir avec pertinence sur des sujets à la croisée de la gestion de projet, de l’expérience utilisateur et de l’implémentation technique.</text:span></text:p>
      <text:p text:style-name="P10"><text:span text:style-name="T6"/></text:p>
      <text:p text:style-name="P10"><text:span text:style-name="T6">Les </text:span><text:span text:style-name="Strong_20_Emphasis"><text:span text:style-name="T6">compétences techniques</text:span></text:span><text:span text:style-name="T6"> que j’ai acquises en amont de mon alternance se révèlent en parfaite adéquation avec les enjeux des campagnes que nous menons. Elles me permettent de dialoguer efficacement avec les équipes de développement, de comprendre les contraintes spécifiques à chaque opération, et d’</text:span><text:span text:style-name="Strong_20_Emphasis"><text:span text:style-name="T6">anticiper les besoins techniques</text:span></text:span><text:span text:style-name="T6"> bien en amont. Ce positionnement m’aide à apporter des solutions concrètes, et à mieux encadrer la production dans un souci de cohérence globale.</text:span></text:p>
      <text:p text:style-name="P10"><text:span text:style-name="T6"/></text:p>
      <text:p text:style-name="P10"><text:soft-page-break/><text:span text:style-name="T6">Sur le plan opérationnel, les </text:span><text:span text:style-name="Strong_20_Emphasis"><text:span text:style-name="T6">résultats obtenus sont très satisfaisants</text:span></text:span><text:span text:style-name="T6">. J’ai eu la responsabilité directe d’une </text:span><text:span text:style-name="Strong_20_Emphasis"><text:span text:style-name="T6">dizaine d’opérations</text:span></text:span><text:span text:style-name="T6"> depuis le début de mon alternance, toutes menées à bien dans le respect des délais, des contraintes techniques et des attentes clients. Cette régularité dans la gestion de projets m’a permis de gagner la confiance de mes collègues et de mes référents, tout en renforçant ma légitimité au sein de l’équipe.</text:span></text:p>
      <text:p text:style-name="P16"><text:span text:style-name="T7"/></text:p>
      <text:list xml:id="list1316609063" text:continue-numbering="true" text:style-name="L1">
        <text:list-item>
          <text:list>
            <text:list-header>
              <text:p text:style-name="P7">Les apports personnels du stage : compétences acquises, influence de ce stage dans la construction de votre projet professionnel</text:p>
            </text:list-header>
          </text:list>
        </text:list-item>
      </text:list>
      <text:p text:style-name="P1"/>
      <text:p text:style-name="P10"><text:span text:style-name="T6">Depuis mon arrivée chez Numberly, j’ai considérablement progressé dans </text:span><text:span text:style-name="Strong_20_Emphasis"><text:span text:style-name="T6">tous les aspects du métier de chef de projet</text:span></text:span><text:span text:style-name="T6">. Cette alternance m’a permis de développer des </text:span><text:span text:style-name="Strong_20_Emphasis"><text:span text:style-name="T6">compétences concrètes</text:span></text:span><text:span text:style-name="T6">, directement applicables au quotidien : mieux anticiper les besoins, gérer des contraintes multiples, organiser les étapes d’un projet tout en assurant la fluidité des échanges entre les différentes équipes.</text:span></text:p>
      <text:p text:style-name="P10"><text:span text:style-name="T6"/></text:p>
      <text:p text:style-name="P10"><text:span text:style-name="T6">Ma </text:span><text:span text:style-name="Strong_20_Emphasis"><text:span text:style-name="T6">compréhension des environnements web orientés data</text:span></text:span><text:span text:style-name="T6"> s’est elle aussi enrichie. Travailler dans un contexte aussi structuré et rigoureux m’a permis d’appréhender les enjeux techniques avec davantage de précision, mais aussi d’affiner ma capacité d’analyse face à des projets complexes. Cette montée en compétence m’a naturellement apporté plus </text:span><text:span text:style-name="Strong_20_Emphasis"><text:span text:style-name="T6">d’assurance</text:span></text:span><text:span text:style-name="T6">, tant dans ma manière de prendre des décisions que dans mes échanges avec les équipes et les clients.</text:span></text:p>
      <text:p text:style-name="P10"><text:span text:style-name="T6"/></text:p>
      <text:p text:style-name="P10"><text:span text:style-name="T6">Sur le plan technique pur, j’ai eu l’occasion de </text:span><text:span text:style-name="Strong_20_Emphasis"><text:span text:style-name="T6">manipuler de nombreux outils professionnels</text:span></text:span><text:span text:style-name="T6"> tels que GitLab pour le suivi de projet, Juno pour la configuration technique des campagnes, Sentry pour le monitoring, et Airflow pour les flux de données. J’ai aussi approfondi ma maîtrise de la </text:span><text:span text:style-name="Strong_20_Emphasis"><text:span text:style-name="T6">structure d’un environnement de développement web</text:span></text:span><text:span text:style-name="T6">, en lien avec des frameworks comme </text:span><text:span text:style-name="Strong_20_Emphasis"><text:span text:style-name="T6">Vue.js</text:span></text:span><text:span text:style-name="T6">, des systèmes de gestion de version comme </text:span><text:span text:style-name="Strong_20_Emphasis"><text:span text:style-name="T6">Git</text:span></text:span><text:span text:style-name="T6">, ou des bases de données </text:span><text:span text:style-name="Strong_20_Emphasis"><text:span text:style-name="T6">PostgreSQL</text:span></text:span><text:span text:style-name="T6">. Cette exposition à des outils concrets et à des langages actuels me donne aujourd’hui une meilleure lecture des contraintes techniques qui encadrent chaque projet.</text:span></text:p>
      <text:p text:style-name="P10"><text:span text:style-name="T6">Aujourd’hui, je me sens en mesure de </text:span><text:span text:style-name="Strong_20_Emphasis"><text:span text:style-name="T6">piloter un projet web de bout en bout</text:span></text:span><text:span text:style-name="T6">, quelle que soit sa nature ou la complexité du cahier des charges.</text:span></text:p>
      <text:p text:style-name="P10"><text:span text:style-name="T6"/></text:p>
      <text:p text:style-name="P10"><text:span text:style-name="T6">Cette confiance nouvelle confirme mon envie de poursuivre dans cette voie, en consolidant mes acquis et en continuant à évoluer dans des environnements où la rigueur, l’autonomie et la transversalité sont valorisées.</text:span></text:p>
      <text:p text:style-name="P3"/>
      <text:p text:style-name="P3"/>
      <text:p text:style-name="P3"/>
      <text:p text:style-name="P3"><text:soft-page-break/></text:p>
      <text:list xml:id="list2158988464" text:continue-numbering="true" text:style-name="L1">
        <text:list-header>
          <text:p text:style-name="P7">Conclusion</text:p>
        </text:list-header>
      </text:list>
      <text:p text:style-name="P3"/>
      <text:p text:style-name="P10"><text:span text:style-name="Strong_20_Emphasis"><text:span text:style-name="T6">Mon alternance chez Numberly a représenté une expérience extrêmement formatrice, tant sur le plan humain que professionnel. Intégré au sein de l’équipe User Engagement Platforms, j’ai eu l’opportunité de découvrir en profondeur le métier de chef de projet digital, dans un environnement où la rigueur, la collaboration et l’innovation technique occupent une place centrale.</text:span></text:span></text:p>
      <text:p text:style-name="P10"><text:span text:style-name="Strong_20_Emphasis"><text:span text:style-name="T6"/></text:span></text:p>
      <text:p text:style-name="P10"><text:span text:style-name="Strong_20_Emphasis"><text:span text:style-name="T6">Ce cadre m’a permis de développer une réelle autonomie dans la gestion de projet, en étant confronté à des situations concrètes, variées et exigeantes. J’ai appris à coordonner les équipes, à dialoguer efficacement avec des interlocuteurs aux profils très différents, à anticiper les besoins, à gérer les contraintes et à conduire des projets du brief client jusqu’à leur mise en ligne. L’organisation interne de Numberly, son écoute, sa souplesse et sa culture d’amélioration continue ont été des leviers puissants pour ma montée en compétence.</text:span></text:span></text:p>
      <text:p text:style-name="P10"><text:span text:style-name="Strong_20_Emphasis"><text:span text:style-name="T6"/></text:span></text:p>
      <text:p text:style-name="P10"><text:span text:style-name="Strong_20_Emphasis"><text:span text:style-name="T6">Sur le plan technique, cette alternance m’a également permis de me familiariser avec des outils et méthodologies de haut niveau : GitLab, Juno, Airflow, Sentry, Mattermost, et bien d’autres. J’ai renforcé ma compréhension des logiques de production web data-driven, tout en consolidant mes bases sur des aspects comme la gestion du versioning, le suivi de tickets, le testing, l’intégration de maquettes ou encore le fonctionnement des bases de données relationnelles.</text:span></text:span></text:p>
      <text:p text:style-name="P10"><text:span text:style-name="Strong_20_Emphasis"><text:span text:style-name="T6">Au-delà des compétences pratiques, ce stage m’a offert un cadre de travail sain, stimulant et respectueux, dans lequel je me suis senti écouté, encouragé et pleinement impliqué. La transversalité des équipes, la culture du partage et l’ouverture d’esprit constante m’ont permis de m’épanouir tout en prenant confiance en mes capacités.</text:span></text:span></text:p>
      <text:p text:style-name="P10"><text:span text:style-name="Strong_20_Emphasis"><text:span text:style-name="T6"/></text:span></text:p>
      <text:p text:style-name="P10"><text:span text:style-name="Strong_20_Emphasis"><text:span text:style-name="T6">Aujourd’hui, je ressors de cette expérience avec la conviction renforcée que je souhaite poursuivre dans le domaine du pilotage de projets digitaux, et plus largement dans un univers où les enjeux technologiques rencontrent les exigences stratégiques et créatives des marques. Je mesure avec gratitude tout ce que cette année d’alternance m’a apporté, et je suis impatient de mettre à profit ces acquis dans la suite de mon parcours professionnel.</text:span></text:span></text:p>
      <text:p text:style-name="P3"/>
      <text:p text:style-name="P3"/>
      <text:p text:style-name="P3"/>
      <text:p text:style-name="P3"/>
      <text:p text:style-name="P3"/>
      <text:p text:style-name="P3"/>
      <text:p text:style-name="P3"/>
      <text:p text:style-name="P5"><text:soft-page-break/>Remerciements</text:p>
      <text:p text:style-name="P10"><text:span text:style-name="Strong_20_Emphasis"><text:span text:style-name="T6"/></text:span></text:p>
      <text:p text:style-name="P10"><text:span text:style-name="Strong_20_Emphasis"><text:span text:style-name="T6">Je tiens à remercier chaleureusement l’ensemble des équipes de Numberly pour leur accueil, leur accompagnement et la confiance qu’ils m’ont accordée tout au long de cette année d’alternance.</text:span></text:span></text:p>
      <text:p text:style-name="P10"><text:span text:style-name="Strong_20_Emphasis"><text:span text:style-name="T6"/></text:span></text:p>
      <text:p text:style-name="P10"><text:span text:style-name="Strong_20_Emphasis"><text:span text:style-name="T6">Un immense merci à Julie Bienvenu, Clément Augereau, Amina Si-Ahmed et Céline Frasca pour leur bienveillance et leur pédagogie. Leur disponibilité, leur écoute et leur capacité à transmettre leur savoir-faire ont grandement contribué à mon évolution professionnelle et personnelle.</text:span></text:span></text:p>
      <text:p text:style-name="P10"><text:span text:style-name="Strong_20_Emphasis"><text:span text:style-name="T6">J’adresse mes plus sincères remerciements à toutes les équipes avec qui j’ai eu la chance de collaborer, et plus particulièrement aux équipes marketing, développement et design, pour leur disponibilité et leur écoute.</text:span></text:span></text:p>
      <text:p text:style-name="P10"><text:span text:style-name="Strong_20_Emphasis"><text:span text:style-name="T6"/></text:span></text:p>
      <text:p text:style-name="P10"><text:span text:style-name="Strong_20_Emphasis"><text:span text:style-name="T6">Enfin, j’aimerais adresser un remerciement tout particulier à Thomas Gérard, qui m’a accompagné depuis mon arrivée chez Numberly avec bienveillance, patience et clarté. Il est en grande partie responsable de la qualité de l’apprentissage que j’ai reçu au sein de l’entreprise, et je lui en serai toujours reconnaissant.</text:span></text:span></text:p>
      <text:p text:style-name="P10"><text:span text:style-name="Strong_20_Emphasis"><text:span text:style-name="T6"/></text:span></text:p>
      <text:p text:style-name="P10"><text:span text:style-name="Strong_20_Emphasis"><text:span text:style-name="T6">Je remercie enfin l’équipe pédagogique de l’ESGI, ainsi que tous les intervenants et encadrants, pour leur accompagnement et leurs conseils tout au long de mon parcours.</text:span></text:span></text:p>
      <text:p text:style-name="P10"><text:span text:style-name="Strong_20_Emphasis"><text:span text:style-name="T6">Cette expérience restera un jalon important de ma formation, et je suis reconnaissant d’avoir pu l’effectuer dans un environnement aussi riche humainement que professionnellement.</text:span></text:span></text:p>
      <text:p text:style-name="P10"><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07T19:52:51</meta:creation-date>
    <dc:date>2025-05-12T16:58:40</dc:date>
    <meta:editing-duration>P1DT20H46M15S</meta:editing-duration>
    <meta:editing-cycles>11</meta:editing-cycles>
    <meta:generator>OpenOffice/4.1.15$Unix OpenOffice.org_project/4115m2$Build-9813</meta:generator>
    <meta:document-statistic meta:table-count="0" meta:image-count="0" meta:object-count="0" meta:page-count="17" meta:paragraph-count="149" meta:word-count="5798" meta:character-count="38784"/>
  </office:meta>
</office:document-meta>
</file>